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a49c3b" officeooo:paragraph-rsid="00a49c3b"/>
    </style:style>
    <style:style style:name="P2" style:family="paragraph" style:parent-style-name="Standard">
      <style:text-properties officeooo:rsid="001bd73f" officeooo:paragraph-rsid="001bd73f"/>
    </style:style>
    <style:style style:name="P3" style:family="paragraph" style:parent-style-name="Standard">
      <style:text-properties officeooo:rsid="001bd73f" officeooo:paragraph-rsid="004e3b99"/>
    </style:style>
    <style:style style:name="P4" style:family="paragraph" style:parent-style-name="Standard">
      <style:text-properties officeooo:rsid="001bd73f" officeooo:paragraph-rsid="005c5d68"/>
    </style:style>
    <style:style style:name="P5" style:family="paragraph" style:parent-style-name="Standard">
      <style:text-properties officeooo:paragraph-rsid="001bd73f"/>
    </style:style>
    <style:style style:name="P6" style:family="paragraph" style:parent-style-name="Standard">
      <style:text-properties officeooo:rsid="001bd73f" officeooo:paragraph-rsid="005037c3"/>
    </style:style>
    <style:style style:name="P7" style:family="paragraph" style:parent-style-name="Standard">
      <style:text-properties officeooo:rsid="001bd73f" officeooo:paragraph-rsid="005202c5"/>
    </style:style>
    <style:style style:name="P8" style:family="paragraph" style:parent-style-name="Standard">
      <style:text-properties officeooo:rsid="001d2a0a" officeooo:paragraph-rsid="001d2a0a"/>
    </style:style>
    <style:style style:name="P9" style:family="paragraph" style:parent-style-name="Standard">
      <style:text-properties officeooo:paragraph-rsid="00628703"/>
    </style:style>
    <style:style style:name="P10" style:family="paragraph" style:parent-style-name="Standard">
      <style:text-properties officeooo:rsid="002f1026" officeooo:paragraph-rsid="00628703"/>
    </style:style>
    <style:style style:name="P11" style:family="paragraph" style:parent-style-name="Standard">
      <style:text-properties officeooo:rsid="002f1026" officeooo:paragraph-rsid="001d2a0a"/>
    </style:style>
    <style:style style:name="P12" style:family="paragraph" style:parent-style-name="Standard">
      <style:text-properties officeooo:paragraph-rsid="0021ae17"/>
    </style:style>
    <style:style style:name="P13" style:family="paragraph" style:parent-style-name="Standard">
      <style:text-properties officeooo:rsid="007b7940" officeooo:paragraph-rsid="007b7940"/>
    </style:style>
    <style:style style:name="P14" style:family="paragraph" style:parent-style-name="Standard">
      <style:text-properties officeooo:rsid="0028a126" officeooo:paragraph-rsid="0028a126"/>
    </style:style>
    <style:style style:name="P15" style:family="paragraph" style:parent-style-name="Standard">
      <style:text-properties officeooo:rsid="00677252" officeooo:paragraph-rsid="00677252"/>
    </style:style>
    <style:style style:name="P16" style:family="paragraph" style:parent-style-name="Standard">
      <style:text-properties officeooo:rsid="004a961d" officeooo:paragraph-rsid="004a961d"/>
    </style:style>
    <style:style style:name="P17" style:family="paragraph" style:parent-style-name="Standard">
      <style:text-properties officeooo:rsid="004a961d" officeooo:paragraph-rsid="006a25e1"/>
    </style:style>
    <style:style style:name="P18" style:family="paragraph" style:parent-style-name="Standard">
      <style:text-properties officeooo:rsid="0067ca6b" officeooo:paragraph-rsid="0067ca6b"/>
    </style:style>
    <style:style style:name="P19" style:family="paragraph" style:parent-style-name="Standard">
      <style:text-properties officeooo:rsid="001d2a0a" officeooo:paragraph-rsid="0028a126"/>
    </style:style>
    <style:style style:name="P20" style:family="paragraph" style:parent-style-name="Standard">
      <style:text-properties officeooo:rsid="001d2a0a" officeooo:paragraph-rsid="008f49d0"/>
    </style:style>
    <style:style style:name="P21" style:family="paragraph" style:parent-style-name="Standard">
      <style:text-properties officeooo:rsid="001d2a0a" officeooo:paragraph-rsid="003c696d"/>
    </style:style>
    <style:style style:name="P22" style:family="paragraph" style:parent-style-name="Standard">
      <style:text-properties officeooo:rsid="00754e9d" officeooo:paragraph-rsid="007c781c"/>
    </style:style>
    <style:style style:name="P23" style:family="paragraph" style:parent-style-name="Standard">
      <style:text-properties officeooo:rsid="008f49d0" officeooo:paragraph-rsid="009a3827"/>
    </style:style>
    <style:style style:name="P24" style:family="paragraph" style:parent-style-name="Standard">
      <style:text-properties officeooo:rsid="00978dc1" officeooo:paragraph-rsid="00978dc1"/>
    </style:style>
    <style:style style:name="P25" style:family="paragraph" style:parent-style-name="Standard">
      <style:text-properties officeooo:rsid="00261a74" officeooo:paragraph-rsid="00261a74"/>
    </style:style>
    <style:style style:name="P26" style:family="paragraph" style:parent-style-name="Standard">
      <style:text-properties officeooo:rsid="002e00fd" officeooo:paragraph-rsid="002e00fd"/>
    </style:style>
    <style:style style:name="P27" style:family="paragraph" style:parent-style-name="Standard">
      <style:text-properties officeooo:rsid="002e00fd" officeooo:paragraph-rsid="008b4439"/>
    </style:style>
    <style:style style:name="P28" style:family="paragraph" style:parent-style-name="Standard">
      <style:text-properties officeooo:rsid="008e1ede" officeooo:paragraph-rsid="008e1ede"/>
    </style:style>
    <style:style style:name="P29" style:family="paragraph" style:parent-style-name="Standard">
      <style:text-properties officeooo:rsid="005ebde7" officeooo:paragraph-rsid="009db62c"/>
    </style:style>
    <style:style style:name="P30" style:family="paragraph" style:parent-style-name="Standard">
      <style:text-properties officeooo:rsid="005ebde7" officeooo:paragraph-rsid="00878ef6"/>
    </style:style>
    <style:style style:name="P31" style:family="paragraph" style:parent-style-name="Standard">
      <style:text-properties officeooo:rsid="005ebde7" officeooo:paragraph-rsid="006e27ae"/>
    </style:style>
    <style:style style:name="P32" style:family="paragraph" style:parent-style-name="Standard">
      <style:text-properties officeooo:rsid="008e7882" officeooo:paragraph-rsid="008e7882"/>
    </style:style>
    <style:style style:name="P33" style:family="paragraph" style:parent-style-name="Standard">
      <style:text-properties officeooo:rsid="005ebde7" officeooo:paragraph-rsid="00a21d86"/>
    </style:style>
    <style:style style:name="P34" style:family="paragraph" style:parent-style-name="Standard">
      <style:text-properties officeooo:rsid="008e7882" officeooo:paragraph-rsid="00a21d86"/>
    </style:style>
    <style:style style:name="P35" style:family="paragraph" style:parent-style-name="Standard">
      <style:text-properties officeooo:rsid="0066b1ec" officeooo:paragraph-rsid="006e27ae"/>
    </style:style>
    <style:style style:name="P36" style:family="paragraph" style:parent-style-name="Standard">
      <style:text-properties officeooo:rsid="00924086" officeooo:paragraph-rsid="00924086"/>
    </style:style>
    <style:style style:name="P37" style:family="paragraph" style:parent-style-name="Standard">
      <style:text-properties officeooo:rsid="00328a4c" officeooo:paragraph-rsid="006e27ae"/>
    </style:style>
    <style:style style:name="P38" style:family="paragraph" style:parent-style-name="Standard">
      <style:text-properties officeooo:rsid="006753e9" officeooo:paragraph-rsid="006e27ae"/>
    </style:style>
    <style:style style:name="P39" style:family="paragraph" style:parent-style-name="Standard">
      <style:text-properties officeooo:rsid="00223350" officeooo:paragraph-rsid="001d2a0a"/>
    </style:style>
    <style:style style:name="P40" style:family="paragraph" style:parent-style-name="Standard">
      <style:text-properties officeooo:rsid="0070df9e" officeooo:paragraph-rsid="0070df9e"/>
    </style:style>
    <style:style style:name="P41" style:family="paragraph" style:parent-style-name="Standard">
      <style:text-properties officeooo:rsid="0023c955" officeooo:paragraph-rsid="0023c955"/>
    </style:style>
    <style:style style:name="P42" style:family="paragraph" style:parent-style-name="Standard">
      <style:text-properties officeooo:rsid="00328a4c" officeooo:paragraph-rsid="00328a4c"/>
    </style:style>
    <style:style style:name="P43" style:family="paragraph" style:parent-style-name="Standard">
      <style:text-properties fo:font-weight="bold" officeooo:rsid="0035440f" officeooo:paragraph-rsid="00444b3c" style:font-weight-asian="bold" style:font-weight-complex="bold"/>
    </style:style>
    <style:style style:name="P44" style:family="paragraph" style:parent-style-name="Standard">
      <style:text-properties fo:font-weight="bold" officeooo:rsid="009d9f04" officeooo:paragraph-rsid="009d9f04" style:font-weight-asian="bold" style:font-weight-complex="bold"/>
    </style:style>
    <style:style style:name="P45" style:family="paragraph" style:parent-style-name="Standard">
      <style:text-properties officeooo:rsid="0035440f" officeooo:paragraph-rsid="00444b3c"/>
    </style:style>
    <style:style style:name="P46" style:family="paragraph" style:parent-style-name="Standard">
      <style:text-properties officeooo:paragraph-rsid="00444b3c"/>
    </style:style>
    <style:style style:name="P47" style:family="paragraph" style:parent-style-name="Standard">
      <style:text-properties fo:font-weight="bold" officeooo:rsid="0097ef52" officeooo:paragraph-rsid="0097ef52" style:font-weight-asian="bold" style:font-weight-complex="bold"/>
    </style:style>
    <style:style style:name="P48" style:family="paragraph" style:parent-style-name="Standard">
      <style:text-properties officeooo:rsid="0097ef52" officeooo:paragraph-rsid="0097ef52"/>
    </style:style>
    <style:style style:name="P49" style:family="paragraph" style:parent-style-name="Standard">
      <style:text-properties officeooo:rsid="0028a126" officeooo:paragraph-rsid="00444b3c"/>
    </style:style>
    <style:style style:name="P50" style:family="paragraph" style:parent-style-name="Standard">
      <style:text-properties officeooo:rsid="0034152c" officeooo:paragraph-rsid="0034152c"/>
    </style:style>
    <style:style style:name="P51" style:family="paragraph" style:parent-style-name="Standard">
      <style:text-properties officeooo:rsid="00444b3c" officeooo:paragraph-rsid="00444b3c"/>
    </style:style>
    <style:style style:name="P52" style:family="paragraph" style:parent-style-name="Standard">
      <style:text-properties fo:font-weight="bold" officeooo:rsid="0034152c" officeooo:paragraph-rsid="0034152c" style:font-weight-asian="bold" style:font-weight-complex="bold"/>
    </style:style>
    <style:style style:name="P53" style:family="paragraph" style:parent-style-name="Standard">
      <style:text-properties officeooo:paragraph-rsid="0035440f"/>
    </style:style>
    <style:style style:name="P54" style:family="paragraph" style:parent-style-name="Standard">
      <style:text-properties officeooo:rsid="001d2a0a" officeooo:paragraph-rsid="00592435"/>
    </style:style>
    <style:style style:name="P55" style:family="paragraph" style:parent-style-name="Standard">
      <style:text-properties officeooo:rsid="00223350" officeooo:paragraph-rsid="00592435"/>
    </style:style>
    <style:style style:name="P56" style:family="paragraph" style:parent-style-name="Standard">
      <style:paragraph-properties fo:text-align="center" style:justify-single-word="false"/>
      <style:text-properties fo:font-size="21pt" fo:font-weight="bold" officeooo:rsid="0028a126" officeooo:paragraph-rsid="0028a126" style:font-size-asian="21pt" style:font-weight-asian="bold" style:font-size-complex="21pt" style:font-weight-complex="bold"/>
    </style:style>
    <style:style style:name="P57" style:family="paragraph" style:parent-style-name="Standard">
      <style:text-properties officeooo:rsid="0029c198" officeooo:paragraph-rsid="0029c198"/>
    </style:style>
    <style:style style:name="P58" style:family="paragraph" style:parent-style-name="Standard">
      <style:text-properties officeooo:rsid="008a68fd" officeooo:paragraph-rsid="008a68fd"/>
    </style:style>
    <style:style style:name="P59" style:family="paragraph" style:parent-style-name="Standard">
      <style:text-properties officeooo:rsid="0029c198" officeooo:paragraph-rsid="008a68fd"/>
    </style:style>
    <style:style style:name="P60" style:family="paragraph" style:parent-style-name="Standard">
      <style:text-properties officeooo:rsid="002b9219" officeooo:paragraph-rsid="002b9219"/>
    </style:style>
    <style:style style:name="P61" style:family="paragraph" style:parent-style-name="Standard">
      <style:text-properties officeooo:rsid="008fd04c" officeooo:paragraph-rsid="008fd04c"/>
    </style:style>
    <style:style style:name="P62" style:family="paragraph" style:parent-style-name="Standard">
      <style:text-properties officeooo:rsid="007dbe92" officeooo:paragraph-rsid="007dbe92"/>
    </style:style>
    <style:style style:name="P63" style:family="paragraph" style:parent-style-name="Standard">
      <style:text-properties fo:font-weight="bold" officeooo:rsid="008fd04c" officeooo:paragraph-rsid="008fd04c" style:font-weight-asian="bold" style:font-weight-complex="bold"/>
    </style:style>
    <style:style style:name="P64" style:family="paragraph" style:parent-style-name="Standard">
      <style:text-properties officeooo:rsid="008fd04c" officeooo:paragraph-rsid="00935db3"/>
    </style:style>
    <style:style style:name="P65" style:family="paragraph" style:parent-style-name="Standard">
      <style:text-properties officeooo:rsid="00935db3" officeooo:paragraph-rsid="00935db3"/>
    </style:style>
    <style:style style:name="P66" style:family="paragraph" style:parent-style-name="Standard">
      <style:paragraph-properties fo:text-align="center" style:justify-single-word="false"/>
      <style:text-properties officeooo:rsid="008fd04c" officeooo:paragraph-rsid="00935db3"/>
    </style:style>
    <style:style style:name="P67" style:family="paragraph" style:parent-style-name="Standard">
      <style:text-properties style:font-name="Liberation Serif" fo:font-size="10pt" officeooo:rsid="00946076" officeooo:paragraph-rsid="0096386c" style:font-size-asian="10pt" style:font-size-complex="10pt"/>
    </style:style>
    <style:style style:name="P68" style:family="paragraph" style:parent-style-name="Standard">
      <style:text-properties officeooo:paragraph-rsid="0096386c"/>
    </style:style>
    <style:style style:name="P69" style:family="paragraph" style:parent-style-name="Standard">
      <style:text-properties officeooo:paragraph-rsid="00946076"/>
    </style:style>
    <style:style style:name="P70" style:family="paragraph" style:parent-style-name="Standard">
      <style:text-properties style:font-name="Liberation Serif" fo:font-size="10pt" officeooo:rsid="00946076" officeooo:paragraph-rsid="00946076" style:font-size-asian="10pt" style:font-size-complex="10pt"/>
    </style:style>
    <style:style style:name="P71" style:family="paragraph" style:parent-style-name="Standard">
      <style:text-properties style:font-name="Liberation Serif" fo:font-size="10pt" officeooo:rsid="0096386c" officeooo:paragraph-rsid="0096386c" style:font-size-asian="10pt" style:font-size-complex="10pt"/>
    </style:style>
    <style:style style:name="T1" style:family="text">
      <style:text-properties officeooo:rsid="001bd73f"/>
    </style:style>
    <style:style style:name="T2" style:family="text">
      <style:text-properties officeooo:rsid="005037c3"/>
    </style:style>
    <style:style style:name="T3" style:family="text">
      <style:text-properties officeooo:rsid="004e3b99"/>
    </style:style>
    <style:style style:name="T4" style:family="text">
      <style:text-properties officeooo:rsid="005c5d68"/>
    </style:style>
    <style:style style:name="T5" style:family="text">
      <style:text-properties officeooo:rsid="008259e0"/>
    </style:style>
    <style:style style:name="T6" style:family="text">
      <style:text-properties officeooo:rsid="005e3250"/>
    </style:style>
    <style:style style:name="T7" style:family="text">
      <style:text-properties officeooo:rsid="00501358"/>
    </style:style>
    <style:style style:name="T8" style:family="text">
      <style:text-properties officeooo:rsid="0090dc2e"/>
    </style:style>
    <style:style style:name="T9" style:family="text">
      <style:text-properties officeooo:rsid="00504566"/>
    </style:style>
    <style:style style:name="T10" style:family="text">
      <style:text-properties officeooo:rsid="00592435"/>
    </style:style>
    <style:style style:name="T11" style:family="text">
      <style:text-properties officeooo:rsid="00308c3f"/>
    </style:style>
    <style:style style:name="T12" style:family="text">
      <style:text-properties officeooo:rsid="0051619a"/>
    </style:style>
    <style:style style:name="T13" style:family="text">
      <style:text-properties officeooo:rsid="005202c5"/>
    </style:style>
    <style:style style:name="T14" style:family="text">
      <style:text-properties officeooo:rsid="00328a4c"/>
    </style:style>
    <style:style style:name="T15" style:family="text">
      <style:text-properties officeooo:rsid="00444b3c"/>
    </style:style>
    <style:style style:name="T16" style:family="text">
      <style:text-properties officeooo:rsid="009bdb78"/>
    </style:style>
    <style:style style:name="T17" style:family="text">
      <style:text-properties officeooo:rsid="001f21ab"/>
    </style:style>
    <style:style style:name="T18" style:family="text">
      <style:text-properties officeooo:rsid="0021ae17"/>
    </style:style>
    <style:style style:name="T19" style:family="text">
      <style:text-properties officeooo:rsid="004a961d"/>
    </style:style>
    <style:style style:name="T20" style:family="text">
      <style:text-properties officeooo:rsid="006753e9"/>
    </style:style>
    <style:style style:name="T21" style:family="text">
      <style:text-properties officeooo:rsid="00542c72"/>
    </style:style>
    <style:style style:name="T22" style:family="text">
      <style:text-properties officeooo:rsid="00223350"/>
    </style:style>
    <style:style style:name="T23" style:family="text">
      <style:text-properties officeooo:rsid="00a09345"/>
    </style:style>
    <style:style style:name="T24" style:family="text">
      <style:text-properties officeooo:rsid="0028a126"/>
    </style:style>
    <style:style style:name="T25" style:family="text">
      <style:text-properties officeooo:rsid="003d5cdb"/>
    </style:style>
    <style:style style:name="T26" style:family="text">
      <style:text-properties officeooo:rsid="008f49d0"/>
    </style:style>
    <style:style style:name="T27" style:family="text">
      <style:text-properties officeooo:rsid="007f9193"/>
    </style:style>
    <style:style style:name="T28" style:family="text">
      <style:text-properties officeooo:rsid="007c781c"/>
    </style:style>
    <style:style style:name="T29" style:family="text">
      <style:text-properties officeooo:rsid="00827524"/>
    </style:style>
    <style:style style:name="T30" style:family="text">
      <style:text-properties officeooo:rsid="00a31a03"/>
    </style:style>
    <style:style style:name="T31" style:family="text">
      <style:text-properties officeooo:rsid="009a3827"/>
    </style:style>
    <style:style style:name="T32" style:family="text">
      <style:text-properties officeooo:rsid="009d9f04"/>
    </style:style>
    <style:style style:name="T33" style:family="text">
      <style:text-properties officeooo:rsid="0041c6bc"/>
    </style:style>
    <style:style style:name="T34" style:family="text">
      <style:text-properties officeooo:rsid="008c6534"/>
    </style:style>
    <style:style style:name="T35" style:family="text">
      <style:text-properties officeooo:rsid="008b4439"/>
    </style:style>
    <style:style style:name="T36" style:family="text">
      <style:text-properties officeooo:rsid="009db62c"/>
    </style:style>
    <style:style style:name="T37" style:family="text">
      <style:text-properties fo:font-weight="normal" officeooo:rsid="009db62c" style:font-weight-asian="normal" style:font-weight-complex="normal"/>
    </style:style>
    <style:style style:name="T38" style:family="text">
      <style:text-properties fo:font-weight="normal" officeooo:rsid="009e3b1e" style:font-weight-asian="normal" style:font-weight-complex="normal"/>
    </style:style>
    <style:style style:name="T39" style:family="text">
      <style:text-properties officeooo:rsid="00a21d86"/>
    </style:style>
    <style:style style:name="T40" style:family="text">
      <style:text-properties officeooo:rsid="005ebde7"/>
    </style:style>
    <style:style style:name="T41" style:family="text">
      <style:text-properties officeooo:rsid="0080fc68"/>
    </style:style>
    <style:style style:name="T42" style:family="text">
      <style:text-properties officeooo:rsid="004afc31"/>
    </style:style>
    <style:style style:name="T43" style:family="text">
      <style:text-properties officeooo:rsid="0035440f"/>
    </style:style>
    <style:style style:name="T44" style:family="text">
      <style:text-properties officeooo:rsid="0097dff1"/>
    </style:style>
    <style:style style:name="T45" style:family="text">
      <style:text-properties officeooo:rsid="00389cdb"/>
    </style:style>
    <style:style style:name="T46" style:family="text">
      <style:text-properties officeooo:rsid="009b91af"/>
    </style:style>
    <style:style style:name="T47" style:family="text">
      <style:text-properties officeooo:rsid="00471849"/>
    </style:style>
    <style:style style:name="T48" style:family="text">
      <style:text-properties officeooo:rsid="00988018"/>
    </style:style>
    <style:style style:name="T49" style:family="text">
      <style:text-properties fo:background-color="#ffff00" loext:char-shading-value="0"/>
    </style:style>
    <style:style style:name="T50" style:family="text">
      <style:text-properties officeooo:rsid="0023c955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0a371ac"/>
    </style:style>
    <style:style style:name="T53" style:family="text">
      <style:text-properties officeooo:rsid="0041c7f7"/>
    </style:style>
    <style:style style:name="T54" style:family="text">
      <style:text-properties officeooo:rsid="0048a8a7"/>
    </style:style>
    <style:style style:name="T55" style:family="text">
      <style:text-properties officeooo:rsid="0075209a"/>
    </style:style>
    <style:style style:name="T56" style:family="text">
      <style:text-properties officeooo:rsid="0029c198"/>
    </style:style>
    <style:style style:name="T57" style:family="text">
      <style:text-properties officeooo:rsid="009358ef"/>
    </style:style>
    <style:style style:name="T58" style:family="text">
      <style:text-properties officeooo:rsid="00935db3"/>
    </style:style>
    <style:style style:name="T59" style:family="text">
      <style:text-properties officeooo:rsid="0090acb3"/>
    </style:style>
    <style:style style:name="T60" style:family="text">
      <style:text-properties fo:font-weight="bold" officeooo:rsid="00946076" style:font-weight-asian="bold" style:font-weight-complex="bold"/>
    </style:style>
    <style:style style:name="T61" style:family="text">
      <style:text-properties style:font-name="Liberation Serif" fo:font-size="10pt" officeooo:rsid="00946076" style:font-size-asian="10pt" style:font-size-complex="10pt"/>
    </style:style>
    <style:style style:name="T62" style:family="text">
      <style:text-properties style:font-name="Liberation Serif" officeooo:rsid="0096386c"/>
    </style:style>
    <style:style style:name="T63" style:family="text">
      <style:text-properties officeooo:rsid="0096f591"/>
    </style:style>
    <style:style style:name="T64" style:family="text">
      <style:text-properties style:font-name="Liberation Serif" fo:font-size="10pt" officeooo:rsid="0096386c" style:font-size-asian="10pt" style:font-size-complex="10pt"/>
    </style:style>
    <style:style style:name="T65" style:family="text">
      <style:text-properties officeooo:rsid="0096386c"/>
    </style:style>
    <style:style style:name="T66" style:family="text">
      <style:text-properties style:font-name="Liberation Serif" officeooo:rsid="0096661e"/>
    </style:style>
    <style:style style:name="T67" style:family="text">
      <style:text-properties style:font-name="Liberation Serif" officeooo:rsid="00978913"/>
    </style:style>
    <style:style style:name="T68" style:family="text">
      <style:text-properties style:font-name="Liberation Serif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/text:span>Устанавливаем NFC для ELK в Кубере - ELK<text:span text:style-name="T2">_Data</text:span> и ELK_Conf</text:p>
      <text:p text:style-name="P1">Важно! Маппинг в случае кубера — не работает, при запуске контейнера получаем переполнение памяти.</text:p>
      <text:p text:style-name="P2">2. ВРЕМЕННО удаляем из el<text:span text:style-name="T3">astic_nfc</text:span>.yaml строку :</text:p>
      <text:p text:style-name="P2"/>
      <text:p text:style-name="P2"><text:s text:c="6"/>- mountPath: /usr/share/elasticsearch/config</text:p>
      <text:p text:style-name="P2"><text:s text:c="8"/>name: myconf</text:p>
      <text:p text:style-name="P2"/>
      <text:p text:style-name="P3">3. Устанавливаем Elastic из el<text:span text:style-name="T3">astic_nfc</text:span>.yaml</text:p>
      <text:p text:style-name="P4">4. Копируем содержимое папки <text:span text:style-name="T3">в поде elastic -</text:span> /usr/share/elasticsearch/config в ELK_Conf, <text:span text:style-name="T4">получим папку config внутри <text:s/></text:span>ELK_<text:span text:style-name="T5">Local_</text:span>Conf, <text:span text:style-name="T4">перемещаем из папки config файлы на уровень выше, после папку config удаляем.</text:span></text:p>
      <text:p text:style-name="P5"><text:span text:style-name="T6">Е</text:span><text:span text:style-name="T7">сли не будет выгружать папку из докера в ELK_Config — </text:span><text:span text:style-name="T8">проверяем, при сохранении обязательно сначала в диалоговом окне выбрать диск, а потом папку для сохранения. Если не сохраняет</text:span><text:span text:style-name="T7"> — </text:span><text:span text:style-name="T9">пробуем в какую-то другую папку, например - </text:span><text:span text:style-name="T7">сохраняем в /home/alex/.docker/desktop, делаем папку Temp. </text:span><text:span text:style-name="T9">Если ни в какую не сохраняет — перегружаем докер.</text:span></text:p>
      <text:p text:style-name="P6"><text:span text:style-name="T10">5</text:span>. Воз<text:span text:style-name="T11">в</text:span>ращаем в el<text:span text:style-name="T3">astic_nfc</text:span>.yaml конфиг ранее удаленные строки для активации маунта конфига</text:p>
      <text:p text:style-name="P7"><text:span text:style-name="T10">6</text:span>. <text:span text:style-name="T12">Удаляем под — kubectl delete statefulset elastic <text:s/>и снова создаем из файла </text:span>el<text:span text:style-name="T3">astic_nfc</text:span>.yaml. <text:span text:style-name="T13">Должно все запуститься с маппингом на локальную папку ELK_Conf.</text:span></text:p>
      <text:p text:style-name="P8"><text:span text:style-name="T10">7</text:span>. В контейнере ELK создаем сертификаты:</text:p>
      <text:p text:style-name="P8"/>
      <text:p text:style-name="P8">- из /usr/share/elasticsearch запускаем, при создании сертификата — <text:span text:style-name="T14">добавляем пароль, везде один, например — тот же «</text:span><text:span text:style-name="T15">elastic»</text:span>:</text:p>
      <text:p text:style-name="P8"/>
      <text:p text:style-name="P8">bash</text:p>
      <text:p text:style-name="P8">cd /usr/share/elasticsearch <text:span text:style-name="T16">(если не в этой папке)</text:span></text:p>
      <text:p text:style-name="P8">./bin/elasticsearch-certutil ca</text:p>
      <text:p text:style-name="P8">./bin/elasticsearch-certutil cert --ca elastic-stack-ca.p12</text:p>
      <text:p text:style-name="P8"/>
      <text:p text:style-name="P9">- <text:span text:style-name="T17">скопировать получивши</text:span><text:span text:style-name="T18">еся</text:span><text:span text:style-name="T17"> файл</text:span><text:span text:style-name="T18">ы</text:span><text:span text:style-name="T17"> elastic-certificates.p12, elastic-stack-ca.p12 в папку config</text:span></text:p>
      <text:p text:style-name="P9"/>
      <text:p text:style-name="P10">cp elastic-certificates.p12 ./config/</text:p>
      <text:p text:style-name="P10">cp elastic-stack-ca.p12 ./config/</text:p>
      <text:p text:style-name="P11"/>
      <text:p text:style-name="P12"/>
      <text:p text:style-name="P13">Для Кубера — смотрим описание сервиса, нас интересуют IP собственно сервиса и пода, на который сервис смотрит. </text:p>
      <text:p text:style-name="P13">Выполняем команду:</text:p>
      <text:p text:style-name="P14">kubectl describe <text:span text:style-name="T19">service elastic-service</text:span></text:p>
      <text:p text:style-name="P13">Смотрим значение IP и IP из EndPoints.</text:p>
      <text:p text:style-name="P13">Первый — собственно IP сервиса, второй — IP пода на который смотрит сервис.</text:p>
      <text:p text:style-name="P13">Оба IP используем потом при создании сертификата</text:p>
      <text:p text:style-name="P15"/>
      <text:p text:style-name="P15"/>
      <text:p text:style-name="P16">Важно!</text:p>
      <text:p text:style-name="P17">У подов Кубера типа StatefulSet —</text:p>
      <text:p text:style-name="P17"><text:s/>IP не изменяется при перезапуска контейнера или удаления контейнера (через UI), он изменяется только если мы пересоздаем контейнер командами kubectl</text:p>
      <text:p text:style-name="P16">Для подов докера — IP также <text:span text:style-name="T20">сохраняется</text:span> при остановке и перезапуске контейнера. НО! IP меняется, если удалить под и командами UI, и командами докера.</text:p>
      <text:p text:style-name="P16"><text:soft-page-break/></text:p>
      <text:p text:style-name="P18">Начинаем делать сертификаты.</text:p>
      <text:p text:style-name="P8"/>
      <text:p text:style-name="P8">./bin/elasticsearch-certutil http</text:p>
      <text:p text:style-name="P8"/>
      <text:p text:style-name="P8">- <text:span text:style-name="T18">generate CSR — n</text:span></text:p>
      <text:p text:style-name="P8">- <text:span text:style-name="T18">use exist CA — y</text:span></text:p>
      <text:p text:style-name="P8">- <text:span text:style-name="T18">указать путь - /usr/share/elasticsearch/config/elastic-stack-ca.p12</text:span></text:p>
      <text:p text:style-name="P8">- <text:span text:style-name="T21">ранее введенный пароль</text:span></text:p>
      <text:p text:style-name="P8">- <text:span text:style-name="T22">без изменений — 5 лет</text:span></text:p>
      <text:p text:style-name="P8">- <text:span text:style-name="T22">сертификат для ноды — y</text:span></text:p>
      <text:p text:style-name="P8">- <text:span text:style-name="T23">name — не важно</text:span></text:p>
      <text:p text:style-name="P19">- <text:span text:style-name="T24">для</text:span><text:span text:style-name="T22"> </text:span><text:span text:style-name="T25">node</text:span><text:span text:style-name="T22"> — </text:span><text:span text:style-name="T24">указываем — elastic-service </text:span><text:span text:style-name="T19">(для Кубера) </text:span><text:span text:style-name="T26">или localhost (для Докера)</text:span></text:p>
      <text:p text:style-name="P20">- <text:span text:style-name="T15">для host</text:span><text:span text:style-name="T27">names</text:span><text:span text:style-name="T15"> — указываем - <text:s/></text:span><text:span text:style-name="T24">elastic-service </text:span><text:span text:style-name="T19">(для Кубера) <text:s/></text:span><text:span text:style-name="T26">или localhost (для Докера)</text:span></text:p>
      <text:p text:style-name="P21"><text:span text:style-name="T22">- <text:s/>для IP адреса — </text:span><text:span text:style-name="T24">указываем:</text:span></text:p>
      <text:p text:style-name="P22"><text:span text:style-name="T28">2 IP из команды - </text:span><text:span text:style-name="T24">kubectl describe </text:span><text:span text:style-name="T19">service elastic-service — </text:span><text:span text:style-name="T29">в случае Кубера</text:span><text:span text:style-name="T19">,</text:span></text:p>
      <text:p text:style-name="P23">или </text:p>
      <text:p text:style-name="P23"><text:span text:style-name="T30">3</text:span> IP из описания контейнера в <text:span text:style-name="T31">случае До</text:span>кер<text:span text:style-name="T31">а </text:span><text:span text:style-name="T32">(раздел Inspect)</text:span> — Gateway, IPAddress и следующий IP — для кибаны</text:p>
      <text:p text:style-name="P24"/>
      <text:p text:style-name="P21"/>
      <text:p text:style-name="P8">- <text:span text:style-name="T22">сделать еще один сертификат — n</text:span></text:p>
      <text:p text:style-name="P8"/>
      <text:p text:style-name="P25">распаковать сгенерированный файл elasticsearch-ssl-http.zip командой <text:span text:style-name="T24">(в контейнере)</text:span>:</text:p>
      <text:p text:style-name="P25"/>
      <text:p text:style-name="P25">unzip elasticsearch-ssl-http.zip</text:p>
      <text:p text:style-name="P25"/>
      <text:p text:style-name="P25">будет созданы 2 папки:</text:p>
      <text:p text:style-name="P25">- elasticsearch</text:p>
      <text:p text:style-name="P25">- kibana</text:p>
      <text:p text:style-name="P25"/>
      <text:p text:style-name="P8">- <text:span text:style-name="T33">переместить</text:span><text:span text:style-name="T22"> получивши</text:span><text:span text:style-name="T34">е</text:span><text:span text:style-name="T22">ся файл</text:span><text:span text:style-name="T34">ы</text:span><text:span text:style-name="T22"> в папку config:</text:span></text:p>
      <text:p text:style-name="P8"/>
      <text:p text:style-name="P26">cp ./elasticsearch/http.p12 ./config</text:p>
      <text:p text:style-name="P27">cp ./<text:span text:style-name="T35">kibana</text:span>/elasticsearch-ca.pem ./config</text:p>
      <text:p text:style-name="P26"/>
      <text:p text:style-name="P28">Для Кубера:</text:p>
      <text:p text:style-name="P29">Открываем elasticsearch.yml, добавляем пониже «network.host: 0.0.0.0», <text:span text:style-name="T36">взамен имеющихся настроек (если они есть. </text:span><text:span text:style-name="T37">важно — </text:span><text:span text:style-name="T38">если есть - </text:span><text:span text:style-name="T37">не удаляем последнюю строку конфигурации кластера - cluster.initial_master_nodes: ["что-то там"]):</text:span></text:p>
      <text:p text:style-name="P30"><text:line-break/>node.name: "<text:span text:style-name="T24">elastic-service</text:span>" </text:p>
      <text:p text:style-name="P31">xpack.security.transport.ssl.enabled: true</text:p>
      <text:p text:style-name="P31">xpack.security.transport.ssl.verification_mode: certificate </text:p>
      <text:p text:style-name="P31">xpack.security.transport.ssl.client_authentication: required</text:p>
      <text:p text:style-name="P31">xpack.security.transport.ssl.keystore.path: elastic-certificates.p12</text:p>
      <text:p text:style-name="P31">xpack.security.transport.ssl.truststore.path: elastic-certificates.p12</text:p>
      <text:p text:style-name="P31">xpack.security.http.ssl.enabled: true</text:p>
      <text:p text:style-name="P31">xpack.security.http.ssl.keystore.path: http.p12</text:p>
      <text:p text:style-name="P31">xpack.security.enrollment.enabled: true</text:p>
      <text:p text:style-name="P31"/>
      <text:p text:style-name="P31"/>
      <text:p text:style-name="P31"><text:soft-page-break/></text:p>
      <text:p text:style-name="P31"/>
      <text:p text:style-name="P32">Для Докера:</text:p>
      <text:p text:style-name="P32"/>
      <text:p text:style-name="P33">node.name: "<text:span text:style-name="T39">wide</text:span>" <text:s text:c="4"/>← <text:span text:style-name="T39">тут произвольно</text:span></text:p>
      <text:p text:style-name="P32">xpack.security.enabled: true</text:p>
      <text:p text:style-name="P32">xpack.security.enrollment.enabled: true</text:p>
      <text:p text:style-name="P32">xpack.security.http.ssl.enabled: true</text:p>
      <text:p text:style-name="P32">xpack.security.http.ssl.keystore.path: http.p12</text:p>
      <text:p text:style-name="P32">xpack.security.transport.ssl.enabled: true</text:p>
      <text:p text:style-name="P32">xpack.security.transport.ssl.verification_mode: certificate</text:p>
      <text:p text:style-name="P32">xpack.security.transport.ssl.keystore.path: elastic-certificates.p12</text:p>
      <text:p text:style-name="P32">xpack.security.transport.ssl.truststore.path: elastic-certificates.p12</text:p>
      <text:p text:style-name="P34">cluster.initial_master_nodes: "wide" <text:s/><text:span text:style-name="T40">← </text:span><text:span text:style-name="T39">тут также как и node.name</text:span></text:p>
      <text:p text:style-name="P31"/>
      <text:p text:style-name="P35">Сохраняем</text:p>
      <text:p text:style-name="P35"/>
      <text:p text:style-name="P36">Для докера — удаляем файл elasticsearch.keystore</text:p>
      <text:p text:style-name="P31"/>
      <text:p text:style-name="P37">Выполнить <text:span text:style-name="T41">3 </text:span>команд<text:span text:style-name="T41">ы</text:span> (в контейнере), <text:span text:style-name="T42">для сохранения пароля при загрузке сервисов</text:span>:</text:p>
      <text:p text:style-name="P37"/>
      <text:p text:style-name="P37">./bin/elasticsearch-keystore add xpack.security.transport.ssl.keystore.secure_password</text:p>
      <text:p text:style-name="P37">./bin/elasticsearch-keystore add xpack.security.transport.ssl.truststore.secure_password</text:p>
      <text:p text:style-name="P37">./bin/elasticsearch-keystore add xpack.security.http.ssl.keystore.secure_password</text:p>
      <text:p text:style-name="P37"/>
      <text:p text:style-name="P38">Перестартуем под.</text:p>
      <text:p text:style-name="P39"/>
      <text:p text:style-name="P40">Если не загрузится — беда, вычищаем все и пытаемся снова.</text:p>
      <text:p text:style-name="P41"/>
      <text:p text:style-name="P42"/>
      <text:p text:style-name="P42"/>
      <text:p text:style-name="P43">Обновляем http.p12 сертификат</text:p>
      <text:p text:style-name="P43"/>
      <text:p text:style-name="P44">Если ElasticSearch до версии 9:</text:p>
      <text:p text:style-name="P45"/>
      <text:p text:style-name="P46"><text:span text:style-name="T43">Устанавливаем java-окружение (см. текст в Docs/Docker/</text:span>Запуск пода в Кубере под Root<text:span text:style-name="T43">) </text:span><text:span text:style-name="T44">в контейнере</text:span><text:span text:style-name="T43">, </text:span><text:span text:style-name="T45">это чтобы установить утилиту keytool для операций с keystore.</text:span></text:p>
      <text:p text:style-name="P45"/>
      <text:p text:style-name="P45">Выполняем команду (в контейнере):</text:p>
      <text:p text:style-name="P45">keytool -importkeystore -destkeystore ./config/http.p12 <text:s/>-srckeystore ./config/elastic-stack-ca.p12 -srcstoretype PKCS12</text:p>
      <text:p text:style-name="P45"/>
      <text:p text:style-name="P47">Важно — <text:span text:style-name="T46">в релизе ElasticSearch 9.0.2 </text:span>не работает команда apt или apt-get</text:p>
      <text:p text:style-name="P48">Это обнаружилось в новой версии ElasticSearch, в этом образе нет этих команд, но встроен уже <text:span text:style-name="T46">необходимый </text:span>JDK. Делаем так:</text:p>
      <text:p text:style-name="P48">cd jdk/bin</text:p>
      <text:p text:style-name="P48">./keytool -importkeystore -destkeystore ../../config/http.p12 <text:s/>-srckeystore ../../config/elastic-stack-ca.p12 -srcstoretype PKCS12</text:p>
      <text:p text:style-name="P45"/>
      <text:p text:style-name="P45">Соглашаемся на замену <text:span text:style-name="T47">одного или </text:span>обоих сертификатов.</text:p>
      <text:p text:style-name="P45">Проверяем, оба сертификата должны быть НЕ trusted, а PrivateKeyEntry:</text:p>
      <text:p text:style-name="P45">keytool -keystore ./config/http.p12 -list <text:span text:style-name="T48">(или ./keytool -keystore ../../config/http.p12 -list)</text:span></text:p>
      <text:p text:style-name="P45"><text:soft-page-break/></text:p>
      <text:p text:style-name="P45">Результат:</text:p>
      <text:p text:style-name="P45"/>
      <text:p text:style-name="P45">Keystore type: PKCS12</text:p>
      <text:p text:style-name="P45">Keystore provider: SUN</text:p>
      <text:p text:style-name="P45"/>
      <text:p text:style-name="P45">Your keystore contains 2 entries</text:p>
      <text:p text:style-name="P45"/>
      <text:p text:style-name="P45">ca, Aug 28, 2024, <text:span text:style-name="T49">PrivateKeyEntry</text:span>, </text:p>
      <text:p text:style-name="P45">Certificate fingerprint (SHA-256): 00:10:6E:2E:8E:9C:86:52:76:AB:95:85:F3:B9:01:30:A4:27:B4:5B:0B:FF:D5:66:8B:60:98:2C:88:6D:F7:79</text:p>
      <text:p text:style-name="P45">http, Aug 28, 2024, <text:span text:style-name="T49">PrivateKeyEntry</text:span>, </text:p>
      <text:p text:style-name="P45">Certificate fingerprint (SHA-256): B4:71:FF:29:37:68:46:BA:91:5C:F1:71:31:40:21:96:E5:09:3A:D7:7F:1D:30:6A:E4:C4:AF:6E:79:2E:7C:4D</text:p>
      <text:p text:style-name="P45"/>
      <text:p text:style-name="P45">Если так — генерируем токен для Kibana <text:span text:style-name="T24"><text:s/>(в контейнере):</text:span></text:p>
      <text:p text:style-name="P49"/>
      <text:p text:style-name="P49">elasticsearch-create-enrollment-token -s kibana</text:p>
      <text:p text:style-name="P49"/>
      <text:p text:style-name="P49">Полученный токен запомнить.</text:p>
      <text:p text:style-name="P49"/>
      <text:p text:style-name="P46"><text:span text:style-name="T24">После этого будет работать https для разверн</text:span><text:span text:style-name="T50">утого в Кубере пода с эластиком</text:span></text:p>
      <text:p text:style-name="P42"/>
      <text:p text:style-name="P50">Перезапустить контейнер.</text:p>
      <text:p text:style-name="P51"><text:span text:style-name="T51">ВАЖНО!!! Не удалить контейнер</text:span> из Кубера командой — kubectl delete statefulset elastic, а именно удалить кнопкой GUI из Кубера, чтобы контейнер перезапустился.</text:p>
      <text:p text:style-name="P51">Тогда сохранится присвоенный IP, иначе IP изменится и все сертификаты станут недействительными.</text:p>
      <text:p text:style-name="P50"/>
      <text:p text:style-name="P52">Должен запуститься, если нет — что-то напутали, вычищаем конфиги и с начала</text:p>
      <text:p text:style-name="P50"/>
      <text:p text:style-name="P50"/>
      <text:p text:style-name="P53"/>
      <text:p text:style-name="P41"/>
      <text:p text:style-name="P41">Важно!</text:p>
      <text:p text:style-name="P41">Если первоначально для переиндексации содержимого выскакивает ошибка — сделать тестовую новую запись в аукционе, произойдет первоначальная инициализация БД Elastic, потом удаляем эту тестовую запись и производим переиндексацию БД Elastic.</text:p>
      <text:p text:style-name="P39"/>
      <text:p text:style-name="P39"/>
      <text:p text:style-name="P54"><text:span text:style-name="T10">П</text:span><text:span text:style-name="T22">олучить FingerPrint командой </text:span><text:span text:style-name="T24">(в консоли)</text:span><text:span text:style-name="T22">:</text:span></text:p>
      <text:p text:style-name="P54"/>
      <text:p text:style-name="P55">openssl x509 -fingerprint -sha256 -in /<text:span text:style-name="T52">files</text:span>/data/ELK_Conf/http.p12<text:line-break/><text:line-break/><text:span text:style-name="T42">Запомнить, <text:s/>п</text:span><text:span text:style-name="T33">отом вставить в Vault для </text:span><text:span text:style-name="T53">использования в проекте Аукциона </text:span><text:span text:style-name="T15">(для Кубера)</text:span></text:p>
      <text:p text:style-name="P39"/>
      <text:p text:style-name="P39"/>
      <text:p text:style-name="P56">Подключение Kibana</text:p>
      <text:p text:style-name="P14"/>
      <text:p text:style-name="P57">В папке <text:span text:style-name="T24">Kibana_Conf </text:span>создаем файл конфигурации — kibana.yml, в нем <text:span text:style-name="T54">создаем </text:span>это:</text:p>
      <text:p text:style-name="P57"><text:soft-page-break/></text:p>
      <text:p text:style-name="P57">server.host: 0.0.0.0</text:p>
      <text:p text:style-name="P57">server.shutdownTimeout: 5s</text:p>
      <text:p text:style-name="P57"/>
      <text:p text:style-name="P58"><text:span text:style-name="T51">Важно</text:span> — если делаем контейнер в Докере — этот файл создаётся сам, но там нужно удалить все, кроме :</text:p>
      <text:p text:style-name="P59">server.host: 0.0.0.0</text:p>
      <text:p text:style-name="P59">server.shutdownTimeout: 5s</text:p>
      <text:p text:style-name="P57"/>
      <text:p text:style-name="P57">Разворачиваем контейнер kibana из /home/alex/Docs/Docker/Scripts/ELK/kibana<text:span text:style-name="T55">_nfs</text:span>.yaml</text:p>
      <text:p text:style-name="P57"/>
      <text:p text:style-name="P57">Kibana должна запуститья, выдать в логе ссылку для начала конфигурирования</text:p>
      <text:p text:style-name="P57">Открываем <text:s/>- <text:a xlink:type="simple" xlink:href="http://localhost:30435/" text:style-name="Internet_20_link" text:visited-style-name="Visited_20_Internet_20_Link">http://localhost:30435/</text:a></text:p>
      <text:p text:style-name="P57"/>
      <text:p text:style-name="P57">Будет окно для ввода токена, вводим токен.</text:p>
      <text:p text:style-name="P57"/>
      <text:p text:style-name="P60"><text:span text:style-name="T42">Если вводили URL без кода доступа, будет </text:span>запрос дополнительного кода подтверждения, он в логах Kibana.</text:p>
      <text:p text:style-name="P60"/>
      <text:p text:style-name="P60">Вводим код, <text:span text:style-name="T56"><text:s/></text:span>вводим логин <text:span text:style-name="T56">и пароль эластика — elastic:elastic</text:span></text:p>
      <text:p text:style-name="P60"/>
      <text:p text:style-name="P57">Должна пройти конфигурация и все заработать.</text:p>
      <text:p text:style-name="P57"/>
      <text:p text:style-name="P61">Для Кубера - </text:p>
      <text:p text:style-name="P62">Смотрим — должен заполнится файл конфига кибаны kibana.yml, там должны появится 2 ссылки на обращение к поду эластика.</text:p>
      <text:p text:style-name="P62">Лучше заменить прямое обращение к поду эластика на обращение к сервису, правим kibana.yml — заменяем значение IP пода на — elastic-service, должно заработать</text:p>
      <text:p text:style-name="P62"/>
      <text:p text:style-name="P61"/>
      <text:p text:style-name="P63">Подключение дополнительных фишек — алерты и прочее (и для Кубера, и для Докера)</text:p>
      <text:p text:style-name="P61"/>
      <text:p text:style-name="P61">Выполняем в контейнере <text:span text:style-name="T57">кибаны</text:span>:</text:p>
      <text:p text:style-name="P61">./bin/kibana-encryption-keys generate --force</text:p>
      <text:p text:style-name="P61"/>
      <text:p text:style-name="P61">появившиеся 3 строки:</text:p>
      <text:p text:style-name="P61"/>
      <text:p text:style-name="P61">xpack.encryptedSavedObjects.encryptionKey: 393a9d4563854ae7a96145f7ac31af14</text:p>
      <text:p text:style-name="P61">xpack.reporting.encryptionKey: 597d6a09036e256093c42a1398ef15ea</text:p>
      <text:p text:style-name="P61">xpack.security.encryptionKey: 2d780dcf851c0b986cf0b6a9f12430e9</text:p>
      <text:p text:style-name="P61"/>
      <text:p text:style-name="P64">копируем в kibana.yml</text:p>
      <text:p text:style-name="P64"/>
      <text:p text:style-name="P64">- <text:span text:style-name="T58">копируем из ELK_Conf файл </text:span>elasticsearch-ca.pem <text:span text:style-name="T58">в Kibana_Conf, заменяем в </text:span>kibana.yml <text:span text:style-name="T58">строку:</text:span></text:p>
      <text:p text:style-name="P64"/>
      <text:p text:style-name="P65">elasticsearch.ssl.certificateAuthorities: [/usr/share/kibana/data/ca_что-то там.crt]</text:p>
      <text:p text:style-name="P65"/>
      <text:p text:style-name="P65">на</text:p>
      <text:p text:style-name="P65"/>
      <text:p text:style-name="P65">elasticsearch.ssl.certificateAuthorities: config/elasticsearch-ca.pem</text:p>
      <text:p text:style-name="P64"/>
      <text:p text:style-name="P64"><text:soft-page-break/>перезапускаем к<text:span text:style-name="T59">о</text:span>нтейнер.</text:p>
      <text:p text:style-name="P64"/>
      <text:p text:style-name="P66"><text:tab/><text:span text:style-name="T60">Ошибка Fleet</text:span></text:p>
      <text:p text:style-name="P64"/>
      <text:p text:style-name="P67">Если будет в логах ошибка что-то вроде - «fleet-message-signing-keys Unsupported state or unable to authenticate data», делаем так:</text:p>
      <text:p text:style-name="P67"/>
      <text:p text:style-name="P68"><text:span text:style-name="Source_20_Text"><text:span text:style-name="T61">- Открываем Кибану, DevTools, далее делаем запрос:</text:span></text:span></text:p>
      <text:p text:style-name="P67"/>
      <text:p text:style-name="P68"><text:span text:style-name="Source_20_Text"><text:span text:style-name="T61">#Создаем суперпользователя и роль для него :</text:span></text:span></text:p>
      <text:p text:style-name="P69"><text:span text:style-name="Source_20_Text"><text:span text:style-name="T61">POST _security/role/fleet_superuser</text:span></text:span></text:p>
      <text:p text:style-name="P69"><text:span text:style-name="Source_20_Text"><text:span text:style-name="T61"><text:s/>{</text:span></text:span></text:p>
      <text:p text:style-name="P69"><text:span text:style-name="Source_20_Text"><text:span text:style-name="T61"><text:s text:c="4"/>"indices": [</text:span></text:span></text:p>
      <text:p text:style-name="P69"><text:span text:style-name="Source_20_Text"><text:span text:style-name="T61"><text:s text:c="8"/>{</text:span></text:span></text:p>
      <text:p text:style-name="P69"><text:span text:style-name="Source_20_Text"><text:span text:style-name="T61"><text:s text:c="12"/>"names": [".fleet*",".kibana*"],</text:span></text:span></text:p>
      <text:p text:style-name="P69"><text:span text:style-name="Source_20_Text"><text:span text:style-name="T61"><text:s text:c="12"/>"privileges": ["all"],</text:span></text:span></text:p>
      <text:p text:style-name="P69"><text:span text:style-name="Source_20_Text"><text:span text:style-name="T61"><text:s text:c="12"/>"allow_restricted_indices": true</text:span></text:span></text:p>
      <text:p text:style-name="P69"><text:span text:style-name="Source_20_Text"><text:span text:style-name="T61"><text:s text:c="8"/>}</text:span></text:span></text:p>
      <text:p text:style-name="P69"><text:span text:style-name="Source_20_Text"><text:span text:style-name="T61"><text:s text:c="4"/>]</text:span></text:span></text:p>
      <text:p text:style-name="P69"><text:span text:style-name="Source_20_Text"><text:span text:style-name="T61"><text:s text:c="2"/>}</text:span></text:span></text:p>
      <text:p text:style-name="P69"><text:span text:style-name="Source_20_Text"><text:span text:style-name="T61"><text:s text:c="8"/></text:span></text:span></text:p>
      <text:p text:style-name="P69"><text:span text:style-name="Source_20_Text"><text:span text:style-name="T61">POST _security/user/fleet_superuser </text:span></text:span></text:p>
      <text:p text:style-name="P69"><text:span text:style-name="Source_20_Text"><text:span text:style-name="T61"><text:s/>{</text:span></text:span></text:p>
      <text:p text:style-name="P69"><text:span text:style-name="Source_20_Text"><text:span text:style-name="T61"><text:s text:c="4"/>"password": "password",</text:span></text:span></text:p>
      <text:p text:style-name="P69"><text:span text:style-name="Source_20_Text"><text:span text:style-name="T61"><text:s text:c="4"/>"roles": ["superuser", "fleet_superuser"]</text:span></text:span></text:p>
      <text:p text:style-name="P68"><text:span text:style-name="Source_20_Text"><text:span text:style-name="T61"><text:s text:c="2"/>}</text:span></text:span></text:p>
      <text:p text:style-name="P67"><text:span text:style-name="Source_20_Text"><text:span text:style-name="T61"/></text:span></text:p>
      <text:p text:style-name="P67"><text:span text:style-name="Source_20_Text"><text:span text:style-name="T61"/></text:span></text:p>
      <text:p text:style-name="P67"><text:span text:style-name="Source_20_Text"><text:span text:style-name="T62">Удаляем - </text:span></text:span>singing key SO, <text:span text:style-name="T63">запускаем из системной командной строки </text:span>:</text:p>
      <text:p text:style-name="P69"><text:span text:style-name="Source_20_Text"><text:span text:style-name="T61"/></text:span></text:p>
      <text:p text:style-name="P69"><text:span text:style-name="Source_20_Text"><text:span text:style-name="T61">curl -sk -XPOST --user fleet_superuser:password -H 'content-type:application/json' \</text:span></text:span></text:p>
      <text:p text:style-name="P69"><text:span text:style-name="Source_20_Text"><text:span text:style-name="T61"><text:s text:c="4"/>-H'x-elastic-product-origin:fleet' \</text:span></text:span></text:p>
      <text:p text:style-name="P69"><text:span text:style-name="Source_20_Text"><text:span text:style-name="T61"><text:s text:c="3"/>https://</text:span></text:span><text:span text:style-name="Source_20_Text"><text:span text:style-name="T64">localhost</text:span></text:span><text:span text:style-name="Source_20_Text"><text:span text:style-name="T61">:</text:span></text:span><text:span text:style-name="Source_20_Text"><text:span text:style-name="T64">30434</text:span></text:span><text:span text:style-name="Source_20_Text"><text:span text:style-name="T61">/.kibana_ingest/_delete_by_query \</text:span></text:span></text:p>
      <text:p text:style-name="P69"><text:span text:style-name="Source_20_Text"><text:span text:style-name="T61"><text:s text:c="3"/>-d '{</text:span></text:span></text:p>
      <text:p text:style-name="P69"><text:span text:style-name="Source_20_Text"><text:span text:style-name="T61"><text:s text:c="4"/>"query": {</text:span></text:span></text:p>
      <text:p text:style-name="P69"><text:span text:style-name="Source_20_Text"><text:span text:style-name="T61"><text:s text:c="6"/>"bool": {"filter": [</text:span></text:span></text:p>
      <text:p text:style-name="P69"><text:span text:style-name="Source_20_Text"><text:span text:style-name="T61"><text:s text:c="8"/>{"match": {"type": "fleet-message-signing-keys"}}</text:span></text:span></text:p>
      <text:p text:style-name="P69"><text:span text:style-name="Source_20_Text"><text:span text:style-name="T61"><text:s text:c="6"/>]}</text:span></text:span></text:p>
      <text:p text:style-name="P69"><text:span text:style-name="Source_20_Text"><text:span text:style-name="T61"><text:s text:c="4"/>}</text:span></text:span></text:p>
      <text:p text:style-name="P68"><text:span text:style-name="Source_20_Text"><text:span text:style-name="T61"><text:s text:c="2"/>}'</text:span></text:span></text:p>
      <text:p text:style-name="P67"><text:span text:style-name="Source_20_Text"><text:span text:style-name="T61"/></text:span></text:p>
      <text:p text:style-name="P67"><text:span text:style-name="T65">Удаляем - </text:span>uninstall token SO:</text:p>
      <text:p text:style-name="P69"><text:span text:style-name="Source_20_Text"><text:span text:style-name="T61"/></text:span></text:p>
      <text:p text:style-name="P69"><text:span text:style-name="Source_20_Text"><text:span text:style-name="T61">curl -sk -XPOST --user fleet_superuser:password -H 'content-type:application/json' \</text:span></text:span></text:p>
      <text:p text:style-name="P69"><text:span text:style-name="Source_20_Text"><text:span text:style-name="T61"><text:s text:c="4"/>-H'x-elastic-product-origin:fleet' \</text:span></text:span></text:p>
      <text:p text:style-name="P68"><text:span text:style-name="Source_20_Text"><text:span text:style-name="T61"><text:s text:c="3"/>https://</text:span></text:span><text:span text:style-name="Source_20_Text"><text:span text:style-name="T64">localhost</text:span></text:span><text:span text:style-name="Source_20_Text"><text:span text:style-name="T61">:</text:span></text:span><text:span text:style-name="Source_20_Text"><text:span text:style-name="T64">30434</text:span></text:span><text:span text:style-name="Source_20_Text"><text:span text:style-name="T61">/.kibana_ingest/_delete_by_query \</text:span></text:span></text:p>
      <text:p text:style-name="P69"><text:span text:style-name="Source_20_Text"><text:span text:style-name="T61"><text:s text:c="3"/>-d '{</text:span></text:span></text:p>
      <text:p text:style-name="P69"><text:span text:style-name="Source_20_Text"><text:span text:style-name="T61"><text:s text:c="4"/>"query": {</text:span></text:span></text:p>
      <text:p text:style-name="P69"><text:span text:style-name="Source_20_Text"><text:span text:style-name="T61"><text:s text:c="6"/>"bool": {"filter": [</text:span></text:span></text:p>
      <text:p text:style-name="P69"><text:span text:style-name="Source_20_Text"><text:span text:style-name="T61"><text:s text:c="8"/>{"match": {"type": "fleet-uninstall-tokens"}}</text:span></text:span></text:p>
      <text:p text:style-name="P69"><text:span text:style-name="Source_20_Text"><text:span text:style-name="T61"><text:s text:c="6"/>]}</text:span></text:span></text:p>
      <text:p text:style-name="P69"><text:span text:style-name="Source_20_Text"><text:span text:style-name="T61"><text:s text:c="4"/>}</text:span></text:span></text:p>
      <text:p text:style-name="P68"><text:span text:style-name="Source_20_Text"><text:span text:style-name="T61"><text:s text:c="2"/>}'</text:span></text:span></text:p>
      <text:p text:style-name="P67"><text:span text:style-name="Source_20_Text"><text:span text:style-name="T61"/></text:span></text:p>
      <text:p text:style-name="P67"><text:span text:style-name="Source_20_Text"><text:span text:style-name="T66">Р</text:span></text:span><text:span text:style-name="Source_20_Text"><text:span text:style-name="T62">естртовать Кибану — для переинициализации токенов, </text:span></text:span><text:span text:style-name="Source_20_Text"><text:span text:style-name="T67">проверяем — не должно быть ошибок чтения ключей Fleet, открываем Кибану → Management → Fleet, должно запуститься.</text:span></text:span></text:p>
      <text:p text:style-name="P70"/>
      <text:p text:style-name="P71">Удаляем суперпользователя и его роль <text:span text:style-name="T63">(запускаем из DevTools Кибаны)</text:span>:</text:p>
      <text:p text:style-name="P71"/>
      <text:p text:style-name="P69"><text:span text:style-name="Source_20_Text"><text:span text:style-name="T61">DELETE _security/user/fleet_superuser</text:span></text:span></text:p>
      <text:p text:style-name="P69"><text:span text:style-name="Source_20_Text"><text:span text:style-name="T61">DELETE _security/role/fleet_superuser</text:span></text:span></text:p>
      <text:p text:style-name="P69"><text:span text:style-name="Source_20_Text"><text:span text:style-name="T6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8-11T10:05:37.432337069</meta:creation-date>
    <dc:date>2025-08-08T09:30:43.904309497</dc:date>
    <meta:editing-duration>P2DT4H28M39S</meta:editing-duration>
    <meta:editing-cycles>123</meta:editing-cycles>
    <meta:generator>LibreOffice/25.2.5.2$Linux_X86_64 LibreOffice_project/520$Build-2</meta:generator>
    <meta:document-statistic meta:table-count="0" meta:image-count="0" meta:object-count="0" meta:page-count="6" meta:paragraph-count="191" meta:word-count="1149" meta:character-count="10474" meta:non-whitespace-character-count="9272"/>
  </office:meta>
</office:document-meta>
</file>